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reset-typography-font-family-sans" svg:font-family="'var artdeco-reset-typography-font-family-sans'"/>
  </office:font-face-decls>
  <office:automatic-styles>
    <style:style style:name="P1" style:family="paragraph" style:parent-style-name="Heading_20_3">
      <style:text-properties officeooo:paragraph-rsid="00024b9e"/>
    </style:style>
    <style:style style:name="P2" style:family="paragraph" style:parent-style-name="Horizontal_20_Line">
      <style:text-properties officeooo:paragraph-rsid="00024b9e"/>
    </style:style>
    <style:style style:name="P3" style:family="paragraph" style:parent-style-name="Standard">
      <style:text-properties officeooo:paragraph-rsid="00024b9e"/>
    </style:style>
    <style:style style:name="P4" style:family="paragraph" style:parent-style-name="Text_20_body">
      <style:paragraph-properties fo:line-height="150%" fo:orphans="2" fo:widows="2" fo:padding="0in" fo:border="none"/>
      <style:text-properties style:font-name="var artdeco-reset-typography-font-family-sans" officeooo:paragraph-rsid="00024b9e" loext:padding="0in" loext:border="none"/>
    </style:style>
    <style:style style:name="P5" style:family="paragraph" style:parent-style-name="Text_20_body" style:list-style-name="L11">
      <style:paragraph-properties fo:orphans="2" fo:widows="2" fo:padding="0in" fo:border="none"/>
      <style:text-properties style:font-name="var artdeco-reset-typography-font-family-sans" officeooo:paragraph-rsid="00024b9e" loext:padding="0in" loext:border="none"/>
    </style:style>
    <style:style style:name="P6" style:family="paragraph" style:parent-style-name="Text_20_body">
      <style:paragraph-properties fo:orphans="2" fo:widows="2"/>
      <style:text-properties fo:font-variant="normal" fo:text-transform="none" style:font-name="apple-system" fo:font-size="10.5pt" fo:letter-spacing="normal" fo:font-style="normal" fo:font-weight="normal" officeooo:paragraph-rsid="00024b9e" fo:background-color="#ffffff" loext:padding="0in" loext:border="none"/>
    </style:style>
    <style:style style:name="P7" style:family="paragraph" style:parent-style-name="Text_20_body">
      <style:paragraph-properties fo:line-height="150%"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8" style:family="paragraph" style:parent-style-name="Text_20_body" style:list-style-name="L1">
      <style:paragraph-properties fo:margin-top="0in" fo:margin-bottom="0in" style:contextual-spacing="false"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9" style:family="paragraph" style:parent-style-name="Text_20_body" style:list-style-name="L1">
      <style:paragraph-properties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0" style:family="paragraph" style:parent-style-name="Text_20_body" style:list-style-name="L7">
      <style:paragraph-properties fo:margin-top="0in" fo:margin-bottom="0in" style:contextual-spacing="false"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1" style:family="paragraph" style:parent-style-name="Text_20_body" style:list-style-name="L7">
      <style:paragraph-properties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2" style:family="paragraph" style:parent-style-name="Text_20_body" style:list-style-name="L8">
      <style:paragraph-properties fo:margin-top="0in" fo:margin-bottom="0in" style:contextual-spacing="false"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3" style:family="paragraph" style:parent-style-name="Text_20_body" style:list-style-name="L8">
      <style:paragraph-properties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4" style:family="paragraph" style:parent-style-name="Text_20_body" style:list-style-name="L9">
      <style:paragraph-properties fo:margin-top="0in" fo:margin-bottom="0in" style:contextual-spacing="false"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5" style:family="paragraph" style:parent-style-name="Text_20_body" style:list-style-name="L9">
      <style:paragraph-properties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6" style:family="paragraph" style:parent-style-name="Text_20_body" style:list-style-name="L10">
      <style:paragraph-properties fo:margin-top="0in" fo:margin-bottom="0in" style:contextual-spacing="false"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7" style:family="paragraph" style:parent-style-name="Text_20_body" style:list-style-name="L10">
      <style:paragraph-properties fo:orphans="2" fo:widows="2" fo:padding="0in" fo:border="none"/>
      <style:text-properties fo:font-variant="normal" fo:text-transform="none" style:font-name="var artdeco-reset-typography-font-family-sans" fo:font-size="10.5pt" fo:letter-spacing="normal" fo:font-style="normal" fo:font-weight="normal" officeooo:paragraph-rsid="00024b9e" fo:background-color="#ffffff" loext:padding="0in" loext:border="none"/>
    </style:style>
    <style:style style:name="P18" style:family="paragraph" style:parent-style-name="Text_20_body" style:list-style-name="L10">
      <style:paragraph-properties fo:margin-top="0in" fo:margin-bottom="0in" style:contextual-spacing="false" fo:orphans="2" fo:widows="2" fo:padding="0in" fo:border="none"/>
      <style:text-properties officeooo:paragraph-rsid="00024b9e"/>
    </style:style>
    <style:style style:name="P19" style:family="paragraph" style:parent-style-name="Text_20_body">
      <style:text-properties officeooo:paragraph-rsid="00024b9e"/>
    </style:style>
    <style:style style:name="T1" style:family="text">
      <style:text-properties officeooo:rsid="0026e548"/>
    </style:style>
    <style:style style:name="T2" style:family="text">
      <style:text-properties fo:font-size="15pt" officeooo:rsid="00290e21" style:font-size-asian="15pt" style:font-size-complex="15pt"/>
    </style:style>
    <style:style style:name="T3" style:family="text">
      <style:text-properties officeooo:rsid="00290e21"/>
    </style:style>
    <style:style style:name="T4" style:family="text">
      <style:text-properties fo:font-variant="normal" fo:text-transform="none" style:font-name="apple-system" fo:letter-spacing="normal" fo:font-style="normal" fo:font-weight="normal"/>
    </style:style>
    <style:style style:name="T5" style:family="text">
      <style:text-properties fo:font-variant="normal" fo:text-transform="none" style:font-name="var artdeco-reset-typography-font-family-sans" fo:font-size="10.5pt" fo:letter-spacing="normal" fo:font-style="normal" fo:font-weight="normal" fo:background-color="#ffffff" loext:char-shading-value="0" loext:padding="0in" loext:border="none"/>
    </style:style>
    <style:style style:name="T6" style:family="text">
      <style:text-properties fo:font-weight="normal" style:font-weight-asian="normal" style:font-weight-complex="normal"/>
    </style:style>
    <style:style style:name="T7" style:family="text">
      <style:text-properties fo:font-weight="normal" officeooo:rsid="0026e548" style:font-weight-asian="normal" style:font-weight-complex="normal"/>
    </style:style>
    <style:style style:name="T8" style:family="text">
      <style:text-properties officeooo:rsid="0028822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Job description</text:span><text:line-break/><text:line-break/><text:span text:style-name="T3">The following Is a job advertisement posted by hull bot. I worked in a similar role however there was no official job advertisement posted. I did some additional tasks which was more software orientated and looked more into building features for the robot with my team.<text:line-break/></text:span><text:line-break/></text:p>
      <text:p text:style-name="P6">About Hullbot</text:p>
      <text:p text:style-name="P7">Hullbot is a cutting-edge marine technology company focused on providing innovative underwater robotic cleaning solutions. Our advanced robotic systems help vessel owners maintain cleaner hulls, reduce fuel consumption, and minimize environmental impact. We are expanding our service team and seeking skilled operators to help deliver our industry-leading hull maintenance services worldwide.</text:p>
      <text:p text:style-name="P4"/>
      <text:p text:style-name="P6">Job Summary</text:p>
      <text:p text:style-name="P7">Hullbot is seeking a dedicated Underwater Robot Operator (ROV) to join our service team. This role involves operating underwater robotic systems for boat hull cleaning in various harbors. The position requires availability for scheduled service sessions, which occur in two shifts: daytime or nighttime (starting after 8 PM). Sessions typically last between 2-8 hours, with additional service opportunities as our customer base grows</text:p>
      <text:p text:style-name="P4"/>
      <text:p text:style-name="P6">Key Responsibilities</text:p>
      <text:list xml:id="list1805217306" text:style-name="L1">
        <text:list-item>
          <text:p text:style-name="P8">Operate robotic cleaning systems for in-water hull maintenance.</text:p>
        </text:list-item>
        <text:list-item>
          <text:p text:style-name="P8">Follow mission templates for reporting and documentation.</text:p>
        </text:list-item>
        <text:list-item>
          <text:p text:style-name="P8">Identify and report robot performance issues.</text:p>
        </text:list-item>
        <text:list-item>
          <text:p text:style-name="P8">Coordinate service sessions with customers and ensure satisfaction.</text:p>
        </text:list-item>
        <text:list-item>
          <text:p text:style-name="P9">Perform routine maintenance checks and troubleshoot minor mechanical issues.</text:p>
        </text:list-item>
      </text:list>
      <text:p text:style-name="P4"/>
      <text:p text:style-name="P6">Qualifications &amp; Requirements</text:p>
      <text:list xml:id="list2321773525" text:style-name="L7">
        <text:list-item>
          <text:p text:style-name="P10">Drone/Robot piloting : prior experience is not required, but a keen interest in drone operation is essential.</text:p>
        </text:list-item>
        <text:list-item>
          <text:p text:style-name="P10">Mechanical aptitude with the ability to troubleshoot minor technical issues.</text:p>
        </text:list-item>
        <text:list-item>
          <text:p text:style-name="P10">Availability for scheduled service sessions (daytime or nighttime after 8 PM).</text:p>
        </text:list-item>
        <text:list-item>
          <text:p text:style-name="P10">Ability to work in marine environments and adapt to varying weather conditions.</text:p>
        </text:list-item>
        <text:list-item>
          <text:p text:style-name="P10">Valid boat licence is preferred.</text:p>
        </text:list-item>
        <text:list-item>
          <text:p text:style-name="P10">Bonus skills: Experience in robotics, underwater operations, or logistics.</text:p>
        </text:list-item>
        <text:list-item>
          <text:p text:style-name="P11">Comfortable using digital tools for reporting and data management.</text:p>
        </text:list-item>
      </text:list>
      <text:p text:style-name="P4"/>
      <text:p text:style-name="P6">Work Environment &amp; Physical Requirements</text:p>
      <text:list xml:id="list1374825142" text:style-name="L8">
        <text:list-item>
          <text:p text:style-name="P12"><text:soft-page-break/>Work may involve exposure to water, marine environments, and variable weather conditions.</text:p>
        </text:list-item>
        <text:list-item>
          <text:p text:style-name="P12">Requires physical activity, including lifting, bending, and working onboard boats.</text:p>
        </text:list-item>
        <text:list-item>
          <text:p text:style-name="P13">Use of safety gear and adherence to operational safety protocols is mandatory.</text:p>
        </text:list-item>
      </text:list>
      <text:p text:style-name="P4"/>
      <text:p text:style-name="P6">Benefits &amp; Compensation</text:p>
      <text:list xml:id="list1125722409" text:style-name="L9">
        <text:list-item>
          <text:p text:style-name="P14">Competitive hourly rate, paid every other week based on service missions.</text:p>
        </text:list-item>
        <text:list-item>
          <text:p text:style-name="P14">Hands-on training with remote support as you gain experience.</text:p>
        </text:list-item>
        <text:list-item>
          <text:p text:style-name="P14">Opportunity to work with cutting-edge underwater robotic cleaning technology.</text:p>
        </text:list-item>
        <text:list-item>
          <text:p text:style-name="P15">Potential for increased service hours as the customer base grows.</text:p>
        </text:list-item>
      </text:list>
      <text:p text:style-name="P4"/>
      <text:p text:style-name="P7">Details &amp; Application</text:p>
      <text:list xml:id="list2533046855" text:style-name="L10">
        <text:list-item>
          <text:p text:style-name="P18"><text:span text:style-name="T5">Email </text:span><text:span text:style-name="Strong_20_Emphasis"><text:span text:style-name="T5">admin@hullbot.com</text:span></text:span><text:span text:style-name="T5"> the following to apply:</text:span></text:p>
        </text:list-item>
        <text:list-item>
          <text:p text:style-name="P16">Your resume with the role in the title.</text:p>
        </text:list-item>
        <text:list-item>
          <text:p text:style-name="P16">A demonstration of:</text:p>
        </text:list-item>
        <text:list-item>
          <text:p text:style-name="P16">Your strongest skills and strengths.</text:p>
        </text:list-item>
        <text:list-item>
          <text:p text:style-name="P16">What you enjoy most about delivering and managing services.</text:p>
        </text:list-item>
        <text:list-item>
          <text:p text:style-name="P16">A description of a professional achievement that you're particularly proud of.</text:p>
        </text:list-item>
        <text:list-item>
          <text:p text:style-name="P16">What appeals to you about working at Hullbot and how you can contribute.</text:p>
        </text:list-item>
        <text:list-item>
          <text:p text:style-name="P17">Optional - Any relevant portfolio of projects relevant to the role or our mission.</text:p>
        </text:list-item>
      </text:list>
      <text:list xml:id="list1045584276" text:style-name="L11">
        <text:list-item>
          <text:p text:style-name="P5"/>
        </text:list-item>
      </text:list>
      <text:p text:style-name="P7">Commitment to Diversity</text:p>
      <text:p text:style-name="P7">Hullbot is an inclusive workplace which recognises the existing lack of diversity in the tech industry. We highly value and actively seek out more diversity in our team, and we welcome and encourage applications from all people.</text:p>
      <text:p text:style-name="P3"><text:line-break/></text:p>
      <text:p text:style-name="P3"><text:span text:style-name="T2">Speaking notes</text:span><text:span text:style-name="T3"> </text:span></text:p>
      <text:p text:style-name="P3"><text:span text:style-name="T3">The following is some brief speaking notes to help ensure I used an appropriate structure when talking. I decided in the interview to try to use these as minimally as possible as I find talking impromptue to be far more important. I did practice run through before hand to ensure I had good answers for the time frame. </text:span><text:line-break/><text:line-break/><text:span text:style-name="T1"><text:line-break/></text:span>Learning Outcome 1: Teamwork</text:p>
      <text:p text:style-name="P19"><text:span text:style-name="Strong_20_Emphasis">Situation &amp; Task (S-T):</text:span><text:line-break/><text:span text:style-name="T6">During my internship, one key learning outcome was developing teamwork skills, particularly when collaborating with </text:span><text:span text:style-name="Strong_20_Emphasis"><text:span text:style-name="T6">the software team</text:span></text:span><text:span text:style-name="T6"> on </text:span><text:span text:style-name="Strong_20_Emphasis"><text:span text:style-name="T7">my feature project</text:span></text:span><text:span text:style-name="T6">. We encountered a situation where </text:span><text:span text:style-name="Strong_20_Emphasis"><text:span text:style-name="T6">we had to integrate multiple components from different </text:span></text:span><text:span text:style-name="Strong_20_Emphasis"><text:span text:style-name="T7">sections of the code</text:span></text:span></text:p>
      <text:p text:style-name="P19"><text:span text:style-name="Strong_20_Emphasis">Action (A):</text:span><text:line-break/>First, I initiated <text:span text:style-name="T3">a meeting to gain perspective and understanding on what the project should look </text:span><text:soft-page-break/><text:span text:style-name="T3">like. Ensuring clear communication and time frames for the project.</text:span> I also took charge of identifying bottlenecks and suggest<text:span text:style-name="T3">ed</text:span> alternative approaches to keep the project moving forward.</text:p>
      <text:p text:style-name="P19"><text:span text:style-name="Strong_20_Emphasis">Result (R):</text:span><text:line-break/>The project was successfully delivered on time, ...</text:p>
      <text:p text:style-name="P19"><text:span text:style-name="Strong_20_Emphasis">Learning (L):</text:span><text:line-break/>This experience taught me that teamwork is crucial in delivering complex projects and is transferable to roles requiring cross-functional collaboration</text:p>
      <text:p text:style-name="P2"/>
      <text:h text:style-name="P1" text:outline-level="3">Learning Outcome 2: Networking</text:h>
      <text:p text:style-name="P19"><text:span text:style-name="Strong_20_Emphasis">Situation &amp; Task (S-T):</text:span><text:line-break/>Another key takeaway was improving my networking skills, especially during company-wide events where I met people from various departments.</text:p>
      <text:p text:style-name="P19"><text:span text:style-name="Strong_20_Emphasis">Action (A):</text:span><text:line-break/>I proactively introduced myself and asked open-ended questions to learn more about their roles. By showing genuine interest and following up with some people <text:span text:style-name="T1">I was able to learn a lot about my career as</text:span>, I built relationships that enhanced my understanding of different parts of the business.</text:p>
      <text:p text:style-name="P19"><text:span text:style-name="Strong_20_Emphasis">Result (R):</text:span><text:line-break/>These interactions not only expanded my network but also provided insights into how different departments collaborate, which improved my holistic view of the company.</text:p>
      <text:p text:style-name="P19"><text:span text:style-name="Strong_20_Emphasis">Learning (L):</text:span><text:line-break/>In the future, <text:span text:style-name="T1">consistent</text:span> networking will help me build connections that can open doors to new opportunities, particularly in cross-disciplinary teams </text:p>
      <text:p text:style-name="P2"/>
      <text:h text:style-name="P1" text:outline-level="3">Learning Outcome 3: Problem-solving</text:h>
      <text:p text:style-name="P19"><text:span text:style-name="Strong_20_Emphasis">Situation &amp; Task (S-T):</text:span><text:line-break/>I honed my problem-solving skills when I encountered a major technical issue during <text:span text:style-name="Strong_20_Emphasis"><text:span text:style-name="T6">a mission day</text:span></text:span>. <text:span text:style-name="T8">We kept having motor drop outs and the robot was acting weirdly. </text:span></text:p>
      <text:p text:style-name="P19"><text:span text:style-name="Strong_20_Emphasis">Action (A):</text:span><text:line-break/>First, I stepped back and analysed the system flow, looking at all <text:span text:style-name="T8">The potential areas this could be happening</text:span>. Then, I pivoted my approach, abandoning the initial method <text:span text:style-name="T8">of tyring to fix it myself and decided to call a team member</text:span>. I collaborated with the team to troubleshoot the bug and <text:span text:style-name="T8">worked out a quick fix to keep the mission going</text:span>.</text:p>
      <text:p text:style-name="P19"><text:span text:style-name="Strong_20_Emphasis">Result (R):</text:span><text:line-break/>The <text:span text:style-name="T8">solution</text:span> worked <text:span text:style-name="T8">for the rest of </text:span><text:s/>the mission</text:p>
      <text:p text:style-name="P19"><text:span text:style-name="Strong_20_Emphasis">Learning (L):</text:span><text:line-break/><text:span text:style-name="T8">The ability to apply critical problem solving is invaluable however it is equally important to know when to ask for help. Identifying who would be most knowledgeable and helpful to solve a specific solution is incredibly valuable and comes through having a good network. </text:span></text:p>
      <text:p text:style-name="P2"/>
      <text:h text:style-name="P1" text:outline-level="3"><text:soft-page-break/>Learning Outcome 4: Leadership</text:h>
      <text:p text:style-name="P19"><text:span text:style-name="Strong_20_Emphasis">Situation &amp; Task (S-T):</text:span><text:line-break/>Lastly, I developed leadership skills when <text:span text:style-name="T1">discussing the high level system for my feature and determining how it should work with the rest of the system and the sections the team would work on </text:span></text:p>
      <text:p text:style-name="P19"><text:span text:style-name="Strong_20_Emphasis">Action (A):</text:span><text:line-break/>I <text:span text:style-name="T1">used the double diamond approach to break down the problem and ideate new ideas for how this could be implemented</text:span> breaking down tasks into manageable milestones, ensuring each <text:span text:style-name="T1">section was clear</text:span>. <text:span text:style-name="T1">This was useful as it helped supplement the flow chart and helped the team come together with new ideas. </text:span></text:p>
      <text:p text:style-name="P19"><text:span text:style-name="Strong_20_Emphasis">Result (R):</text:span><text:line-break/>The project was completed on time, <text:span text:style-name="T1">and I was able to refer back to these charts throughout my feature when I had any issues or needed to review were I was up to</text:span></text:p>
      <text:p text:style-name="P19"><text:span text:style-name="Strong_20_Emphasis">Learning (L):</text:span><text:line-break/>These leadership skills are essential for future roles where managing teams and driving projects to completion are key, <text:span text:style-name="T1">I found the building of these charts was especially useful when discussing my issues and stuck points allowing the team to u qickly understand where I was up t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reset-typography-font-family-sans" svg:font-family="'var artdeco-reset-typography-font-family-s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7T16:28:56.755471619</meta:creation-date>
    <dc:date>2025-02-17T16:29:19.191654926</dc:date>
    <meta:editing-duration>PT22S</meta:editing-duration>
    <meta:editing-cycles>1</meta:editing-cycles>
    <meta:document-statistic meta:table-count="0" meta:image-count="0" meta:object-count="0" meta:page-count="4" meta:paragraph-count="62" meta:word-count="1148" meta:character-count="7297" meta:non-whitespace-character-count="6222"/>
    <meta:generator>LibreOffice/7.3.7.2$Linux_X86_64 LibreOffice_project/30$Build-2</meta:generator>
  </office:meta>
</office:document-meta>
</file>